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cccccc" draw:textarea-horizontal-align="justify" draw:textarea-vertical-align="middle" draw:auto-grow-height="false" fo:min-height="1.274cm" fo:min-width="2.548cm" fo:padding-top="0.15cm" fo:padding-bottom="0.15cm" fo:padding-left="0.275cm" fo:padding-right="0.275cm" draw:shadow="visible" draw:shadow-offset-x="0.102cm" draw:shadow-offset-y="0.102cm" draw:shadow-opacity="70%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224cm" fo:min-width="2.498cm" fo:padding-top="0.15cm" fo:padding-bottom="0.15cm" fo:padding-left="0.275cm" fo:padding-right="0.275cm" draw:shadow="visible" draw:shadow-offset-x="0.102cm" draw:shadow-offset-y="0.102cm" draw:shadow-opacity="70%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cccccc" draw:textarea-horizontal-align="justify" draw:textarea-vertical-align="middle" draw:auto-grow-height="false" fo:min-height="1.224cm" fo:min-width="2.498cm" fo:padding-top="0.15cm" fo:padding-bottom="0.15cm" fo:padding-left="0.275cm" fo:padding-right="0.275cm" draw:shadow="visible" draw:shadow-offset-x="0.102cm" draw:shadow-offset-y="0.102cm" draw:shadow-opacity="70%"/>
    </style:style>
    <style:style style:name="gr4" style:family="graphic" style:parent-style-name="standard">
      <style:graphic-properties draw:stroke="dash" draw:stroke-dash="Fine_20_Dashed" svg:stroke-width="0cm" svg:stroke-color="#000000" draw:marker-start-width="0.124cm" draw:marker-end-width="0.124cm" draw:fill="none" draw:textarea-horizontal-align="justify" draw:textarea-vertical-align="middle" draw:auto-grow-height="false" fo:min-height="5.677cm" fo:min-width="13.936cm" fo:padding-top="0.125cm" fo:padding-bottom="0.125cm" fo:padding-left="0.25cm" fo:padding-right="0.25cm"/>
    </style:style>
    <style:style style:name="gr5" style:family="graphic" style:parent-style-name="standard">
      <style:graphic-properties svg:stroke-width="0.051cm" svg:stroke-color="#000000" draw:fill="solid" draw:fill-color="#b2b2b2" draw:textarea-horizontal-align="justify" draw:textarea-vertical-align="middle" draw:auto-grow-height="false" fo:min-height="0.256cm" fo:min-width="0.34cm" fo:padding-top="0.15cm" fo:padding-bottom="0.15cm" fo:padding-left="0.275cm" fo:padding-right="0.275cm" draw:shadow="visible" draw:shadow-offset-x="0.051cm" draw:shadow-offset-y="0.051cm" draw:shadow-color="#dddddd"/>
    </style:style>
    <style:style style:name="gr6" style:family="graphic" style:parent-style-name="objectwithoutfill">
      <style:graphic-properties svg:stroke-width="0.051cm" draw:marker-end="Arrow" draw:marker-end-width="0.153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1cm" svg:stroke-color="#000000" draw:fill="none" draw:fill-color="#ffffff" fo:min-height="0.843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fill="none" draw:fill-color="#ffffff" fo:min-height="0.843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131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Liberation Mono2" fo:font-size="12pt" style:font-size-asian="18pt" style:font-size-complex="18pt"/>
    </style:style>
    <style:style style:name="P3" style:family="paragraph">
      <loext:graphic-properties draw:fill-color="#eeeeee"/>
      <style:paragraph-properties fo:text-align="center"/>
      <style:text-properties style:font-name="Liberation Mono2" fo:font-size="12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b2b2b2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0pt" style:font-size-asian="18pt" style:font-size-complex="18pt"/>
    </style:style>
    <style:style style:name="P8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style:font-name="Liberation Mono2" fo:font-size="12pt" style:font-size-asian="18pt" style:font-size-complex="18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048cm" svg:height="1.524cm" svg:x="6.969cm" svg:y="3.213cm">
          <text:p text:style-name="P1"><text:span text:style-name="T1">Mast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3.048cm" svg:height="1.524cm" svg:x="2.27cm" svg:y="3.201cm">
          <text:p text:style-name="P1"><text:span text:style-name="T1">Management</text:span></text:p>
          <text:p text:style-name="P1"><text:span text:style-name="T1">Nod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3.048cm" svg:height="1.524cm" svg:x="6.969cm" svg:y="5.826cm">
          <text:p text:style-name="P1"><text:span text:style-name="T1">Node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3.048cm" svg:height="1.524cm" svg:x="10.525cm" svg:y="5.826cm">
          <text:p text:style-name="P1"><text:span text:style-name="T1">Node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048cm" svg:height="1.524cm" svg:x="14.054cm" svg:y="5.826cm">
          <text:p text:style-name="P1"><text:span text:style-name="T1">Node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3.048cm" svg:height="1.524cm" svg:x="17.51cm" svg:y="5.826cm">
          <text:p text:style-name="P1"><text:span text:style-name="T1">Node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4.732cm" svg:height="6.223cm" svg:x="6.461cm" svg:y="2.778cm">
          <text:p/>
          <draw:enhanced-geometry svg:viewBox="0 0 21600 21600" draw:path-stretchpoint-x="10800" draw:path-stretchpoint-y="10800" draw:text-areas="?f3 ?f4 ?f5 ?f6" draw:type="round-rectangle" draw:modifiers="1763.74954229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5" draw:layer="layout" svg:width="0.889cm" svg:height="0.889cm" svg:x="12.557cm" svg:y="7.60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5" draw:layer="layout" svg:width="0.889cm" svg:height="0.889cm" svg:x="11.569cm" svg:y="7.60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5" draw:layer="layout" svg:width="0.889cm" svg:height="0.889cm" svg:x="10.581cm" svg:y="7.60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5" draw:text-style-name="P5" draw:layer="layout" svg:width="0.889cm" svg:height="0.889cm" svg:x="16.184cm" svg:y="7.60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5" draw:layer="layout" svg:width="0.889cm" svg:height="0.889cm" svg:x="15.196cm" svg:y="7.60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5" draw:layer="layout" svg:width="0.889cm" svg:height="0.889cm" svg:x="14.208cm" svg:y="7.60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5" draw:text-style-name="P5" draw:layer="layout" svg:width="0.889cm" svg:height="0.889cm" svg:x="19.613cm" svg:y="7.60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5" draw:layer="layout" svg:width="0.889cm" svg:height="0.889cm" svg:x="18.625cm" svg:y="7.60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5" draw:layer="layout" svg:width="0.889cm" svg:height="0.889cm" svg:x="17.637cm" svg:y="7.60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onnector draw:style-name="gr6" draw:text-style-name="P4" draw:layer="layout" svg:x1="8.493cm" svg:y1="4.737cm" svg:x2="8.493cm" svg:y2="5.826cm" draw:start-shape="id1" draw:start-glue-point="2" draw:end-shape="id2" draw:end-glue-point="0" svg:d="M8493 4737v1089" svg:viewBox="0 0 1 1090">
          <text:p/>
        </draw:connector>
        <draw:connector draw:style-name="gr6" draw:text-style-name="P4" draw:layer="layout" draw:line-skew="0cm 2.05cm 2.504cm" svg:x1="8.493cm" svg:y1="4.737cm" svg:x2="12.049cm" svg:y2="5.826cm" draw:start-shape="id1" draw:start-glue-point="2" draw:end-shape="id3" draw:end-glue-point="0" svg:d="M8493 4737v628-174h3556v635" svg:viewBox="0 0 3557 1090">
          <text:p/>
        </draw:connector>
        <draw:connector draw:style-name="gr6" draw:text-style-name="P4" draw:layer="layout" draw:line-skew="-0.174cm 0cm -0.109cm" svg:x1="8.493cm" svg:y1="4.737cm" svg:x2="15.578cm" svg:y2="5.826cm" draw:start-shape="id1" draw:start-glue-point="2" draw:end-shape="id4" draw:end-glue-point="0" svg:d="M8493 4737v454h3594 3491v635" svg:viewBox="0 0 7086 1090">
          <text:p/>
        </draw:connector>
        <draw:connector draw:style-name="gr6" draw:text-style-name="P4" draw:layer="layout" draw:line-skew="-0.174cm 0cm -0.109cm" svg:x1="8.493cm" svg:y1="4.737cm" svg:x2="19.034cm" svg:y2="5.826cm" draw:start-shape="id1" draw:start-glue-point="2" draw:end-shape="id5" draw:end-glue-point="0" svg:d="M8493 4737v454h5322 5219v635" svg:viewBox="0 0 10542 1090">
          <text:p/>
        </draw:connector>
        <draw:connector draw:style-name="gr6" draw:text-style-name="P4" draw:layer="layout" draw:type="line" svg:x1="5.318cm" svg:y1="3.963cm" svg:x2="6.969cm" svg:y2="3.975cm" draw:start-shape="id6" draw:start-glue-point="1" draw:end-shape="id1" draw:end-glue-point="3" svg:d="M5318 3963l1651 12" svg:viewBox="0 0 1652 13">
          <text:p/>
        </draw:connector>
        <draw:frame draw:style-name="gr7" draw:text-style-name="P6" draw:layer="layout" svg:width="5.334cm" svg:height="1.237cm" svg:x="15.478cm" svg:y="3.032cm">
          <draw:text-box>
            <text:p/>
          </draw:text-box>
        </draw:frame>
        <draw:frame draw:style-name="gr8" draw:text-style-name="P6" draw:layer="layout" svg:width="5.588cm" svg:height="1.143cm" svg:x="15.67cm" svg:y="2.859cm">
          <draw:text-box>
            <text:p>OpenShift Origin</text:p>
          </draw:text-box>
        </draw:frame>
        <draw:custom-shape draw:style-name="gr5" draw:text-style-name="P5" draw:layer="layout" svg:width="0.889cm" svg:height="0.889cm" svg:x="8.007cm" svg:y="7.6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8" draw:layer="layout" svg:width="1.397cm" svg:height="0.645cm" svg:x="7.758cm" svg:y="8.466cm">
          <draw:text-box>
            <text:p text:style-name="P7"><text:span text:style-name="T2">disk1</text:span></text:p>
          </draw:text-box>
        </draw:frame>
        <draw:g>
          <draw:frame draw:style-name="gr9" draw:text-style-name="P8" draw:layer="layout" svg:width="1.397cm" svg:height="0.645cm" svg:x="10.359cm" svg:y="8.467cm">
            <draw:text-box>
              <text:p text:style-name="P7"><text:span text:style-name="T2">disk1</text:span></text:p>
            </draw:text-box>
          </draw:frame>
          <draw:frame draw:style-name="gr9" draw:text-style-name="P8" draw:layer="layout" svg:width="1.397cm" svg:height="0.645cm" svg:x="11.36cm" svg:y="8.468cm">
            <draw:text-box>
              <text:p text:style-name="P7"><text:span text:style-name="T2">disk2</text:span></text:p>
            </draw:text-box>
          </draw:frame>
          <draw:frame draw:style-name="gr9" draw:text-style-name="P8" draw:layer="layout" svg:width="1.397cm" svg:height="0.645cm" svg:x="12.361cm" svg:y="8.469cm">
            <draw:text-box>
              <text:p text:style-name="P7"><text:span text:style-name="T2">disk3</text:span></text:p>
            </draw:text-box>
          </draw:frame>
        </draw:g>
        <draw:g>
          <draw:frame draw:style-name="gr9" draw:text-style-name="P8" draw:layer="layout" svg:width="1.397cm" svg:height="0.645cm" svg:x="13.96cm" svg:y="8.468cm">
            <draw:text-box>
              <text:p text:style-name="P7"><text:span text:style-name="T2">disk1</text:span></text:p>
            </draw:text-box>
          </draw:frame>
          <draw:frame draw:style-name="gr9" draw:text-style-name="P8" draw:layer="layout" svg:width="1.397cm" svg:height="0.645cm" svg:x="14.961cm" svg:y="8.469cm">
            <draw:text-box>
              <text:p text:style-name="P7"><text:span text:style-name="T2">disk2</text:span></text:p>
            </draw:text-box>
          </draw:frame>
          <draw:frame draw:style-name="gr9" draw:text-style-name="P8" draw:layer="layout" svg:width="1.397cm" svg:height="0.645cm" svg:x="15.962cm" svg:y="8.47cm">
            <draw:text-box>
              <text:p text:style-name="P7"><text:span text:style-name="T2">disk3</text:span></text:p>
            </draw:text-box>
          </draw:frame>
        </draw:g>
        <draw:g>
          <draw:frame draw:style-name="gr9" draw:text-style-name="P8" draw:layer="layout" svg:width="1.397cm" svg:height="0.645cm" svg:x="17.42cm" svg:y="8.468cm">
            <draw:text-box>
              <text:p text:style-name="P7"><text:span text:style-name="T2">disk1</text:span></text:p>
            </draw:text-box>
          </draw:frame>
          <draw:frame draw:style-name="gr9" draw:text-style-name="P8" draw:layer="layout" svg:width="1.397cm" svg:height="0.645cm" svg:x="18.421cm" svg:y="8.469cm">
            <draw:text-box>
              <text:p text:style-name="P7"><text:span text:style-name="T2">disk2</text:span></text:p>
            </draw:text-box>
          </draw:frame>
          <draw:frame draw:style-name="gr9" draw:text-style-name="P8" draw:layer="layout" svg:width="1.397cm" svg:height="0.645cm" svg:x="19.422cm" svg:y="8.47cm">
            <draw:text-box>
              <text:p text:style-name="P7"><text:span text:style-name="T2">disk3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3T21:01:22.103267566</meta:creation-date>
    <dc:date>2016-09-14T21:13:04.020156603</dc:date>
    <meta:editing-duration>PT12M4S</meta:editing-duration>
    <meta:editing-cycles>4</meta:editing-cycles>
    <meta:generator>LibreOffice/5.1.5.2$Linux_X86_64 LibreOffice_project/10$Build-2</meta:generator>
    <meta:document-statistic meta:object-count="40"/>
  </office:meta>
</office:document-meta>
</file>